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1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36:10.444902326</meta:creation-date>
    <dc:date>2024-09-23T20:27:12.194762167</dc:date>
    <meta:editing-duration>PT2H18M13S</meta:editing-duration>
    <meta:editing-cycles>10</meta:editing-cycles>
    <meta:generator>LibreOffice/7.3.7.2$Linux_X86_64 LibreOffice_project/30$Build-2</meta:generator>
    <meta:document-statistic meta:table-count="1" meta:cell-count="120" meta:object-count="0"/>
  </office:meta>
</office:document-meta>
</file>